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Programming Task log<text:s/></text:p>
      <text:list text:style-name="LFO1" text:continue-numbering="true">
        <text:list-item>
          <text:p text:style-name="P2">Speedometer Tutorial</text:p>
        </text:list-item>
      </text:list>
      <text:p text:style-name="Normal">Date: <text:s text:c="30"/>Start: <text:s text:c="20"/>End <text:s text:c="18"/>break <text:s text:c="15"/>hours <text:s text:c="11"/>Descriptions</text:p>
      <text:p text:style-name="Normal">11/10/2022<text:s text:c="20"/>12:45 <text:s text:c="19"/>13:05 <text:s text:c="16"/>00:00 <text:s text:c="16"/>0.4 <text:s text:c="12"/>working on prefabs</text:p>
      <text:p text:style-name="Normal">11/10/2022 <text:s text:c="19"/>13:10 <text:s text:c="20"/>13:55 <text:s text:c="15"/>00:05 <text:s text:c="16"/>0.8 <text:s text:c="12"/>speedometer scripts</text:p>
      <text:p text:style-name="ListParagraph"/>
      <text:list text:style-name="LFO1" text:continue-numbering="true">
        <text:list-item>
          <text:p text:style-name="P3">Shooting Bullets<text:s/></text:p>
        </text:list-item>
      </text:list>
      <text:p text:style-name="Normal">Date: <text:s text:c="23"/>Start: <text:s text:c="20"/>End <text:s text:c="18"/>break <text:s text:c="16"/>hours <text:s text:c="15"/>Descriptions</text:p>
      <text:p text:style-name="Normal">18/10/22 <text:s text:c="15"/>12:05 <text:s text:c="20"/>12:20 <text:s text:c="15"/>00:00 <text:s text:c="18"/>0.4 <text:s text:c="18"/>working on prefabs</text:p>
      <text:p text:style-name="Normal">18/10/22 <text:s text:c="15"/>12:20 <text:s text:c="20"/>13:50 <text:s text:c="16"/>00:10 <text:s text:c="16"/>1.5 <text:s text:c="19"/>Woking on scripts</text:p>
      <text:p text:style-name="Normal"/>
      <text:list text:style-name="LFO1" text:continue-numbering="true">
        <text:list-item>
          <text:p text:style-name="P4">Teleporting an Object from Point A to Point B</text:p>
        </text:list-item>
      </text:list>
      <text:p text:style-name="Normal">Date: <text:s text:c="23"/>Start: <text:s text:c="20"/>End <text:s text:c="18"/>break <text:s text:c="16"/>hours <text:s text:c="15"/>Description</text:p>
      <text:p text:style-name="Normal">4/11/2022 <text:s text:c="14"/>16:18 <text:s text:c="19"/>16:35 <text:s text:c="15"/>00:00 <text:s text:c="17"/>0.4 <text:s text:c="20"/>prefabs and scripts</text:p>
      <text:list text:style-name="LFO1" text:continue-numbering="true">
        <text:list-item>
          <text:p text:style-name="P5">Flickering Lights<text:s/></text:p>
        </text:list-item>
      </text:list>
      <text:p text:style-name="Normal">Date: <text:s text:c="23"/>Start: <text:s text:c="20"/>End <text:s text:c="18"/>break <text:s text:c="16"/>hours <text:s text:c="15"/>Description</text:p>
      <text:p text:style-name="Normal">12/11/2022 <text:s text:c="13"/>19:10 <text:s text:c="17"/>19:50 <text:s text:c="15"/>00:00 <text:s text:c="17"/>0.8 <text:s text:c="20"/>prefabs and scripts</text:p>
      <text:p text:style-name="Normal"/>
      <text:list text:style-name="LFO1" text:continue-numbering="true">
        <text:list-item>
          <text:p text:style-name="P6">Package (Trigger,<text:s/>Keypad<text:s/>and<text:s/>Door Opening)</text:p>
        </text:list-item>
      </text:list>
      <text:p text:style-name="ListParagraph"/>
      <text:p text:style-name="Normal">Date: <text:s text:c="21"/>Start: <text:s text:c="14"/>End <text:s text:c="12"/>break <text:s text:c="12"/>hours <text:s text:c="11"/>Description</text:p>
      <text:p text:style-name="Normal">26/11/2022 <text:s text:c="9"/>3:30 <text:s text:c="16"/>4:15 <text:s text:c="12"/>00:00 <text:s text:c="15"/>0.8 <text:s text:c="15"/>Prefabs and player Movements <text:s text:c="7"/></text:p>
      <text:p text:style-name="Normal">26/11/2022 <text:s text:c="9"/>6:10 <text:s text:c="17"/>7:15 <text:s text:c="11"/>00:00 <text:s text:c="16"/>1.1 <text:s text:c="13"/>working on keypad script</text:p>
      <text:p text:style-name="Normal">6/11/2022 <text:s text:c="10"/>12:10 <text:s text:c="15"/>13:35 <text:s text:c="11"/>00:20 <text:s text:c="14"/>1.3 <text:s text:c="15"/>bring everything together</text:p>
      <text:p text:style-name="Normal"><text:s text:c="138"/></text:p>
      <text:p text:style-name="P7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nuga, Sina</meta:initial-creator>
    <dc:creator>Kanuga, Sina</dc:creator>
    <meta:creation-date>2022-12-15T07:19:00Z</meta:creation-date>
    <dc:date>2022-12-15T07:58:00Z</dc:date>
    <meta:template xlink:href="Normal" xlink:type="simple"/>
    <meta:editing-cycles>1</meta:editing-cycles>
    <meta:editing-duration>PT2340S</meta:editing-duration>
    <meta:document-statistic meta:page-count="1" meta:paragraph-count="4" meta:word-count="321" meta:character-count="2149" meta:row-count="15" meta:non-whitespace-character-count="1832"/>
  </office:meta>
</office:document-meta>
</file>